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" style:parent-style-name="Normal" style:family="paragraph">
      <style:paragraph-properties fo:break-before="page"/>
      <style:text-properties style:font-name="Consolas" style:font-name-complex="Consolas" fo:color="#000000" fo:font-size="9.5pt" style:font-size-asian="9.5pt" style:font-size-complex="9.5pt"/>
    </style:style>
    <style:style style:name="P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" style:parent-style-name="Normal" style:family="paragraph">
      <style:paragraph-properties fo:break-before="page"/>
      <style:text-properties style:font-name="Consolas" style:font-name-complex="Consolas" fo:color="#000000" fo:font-size="9.5pt" style:font-size-asian="9.5pt" style:font-size-complex="9.5pt"/>
    </style:style>
    <style:style style:name="P5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P6" style:parent-style-name="Normal" style:family="paragraph">
      <style:paragraph-properties fo:break-before="page"/>
      <style:text-properties style:font-name="Consolas" style:font-name-complex="Consolas" fo:color="#000000" fo:font-size="9.5pt" style:font-size-asian="9.5pt" style:font-size-complex="9.5pt" fo:hyphenate="true"/>
    </style:style>
    <style:style style:name="T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</office:automatic-styles>
  <office:body>
    <office:text text:use-soft-page-breaks="true">
      <text:p text:style-name="P1">The quick</text:p>
      <text:p text:style-name="P2"/>
      <text:p text:style-name="P3">brown fox jumped</text:p>
      <text:p text:style-name="P4"/>
      <text:p text:style-name="P5">over the lazy dog</text:p>
      <text:p text:style-name="P6"/>
      <text:soft-page-break/>
      <text:p text:style-name="Normal"><text:span text:style-name="T7">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ABCDEFGHIJKLMNOPQRSTUVWXYZ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seph Dennis</meta:initial-creator>
    <dc:creator>Joseph Dennis</dc:creator>
    <meta:creation-date>2022-01-20T13:31:00Z</meta:creation-date>
    <dc:date>2022-01-26T11:17:00Z</dc:date>
    <meta:template xlink:href="Normal.dotm" xlink:type="simple"/>
    <meta:editing-cycles>3</meta:editing-cycles>
    <meta:editing-duration>PT120S</meta:editing-duration>
    <meta:document-statistic meta:page-count="4" meta:paragraph-count="4" meta:word-count="306" meta:character-count="2049" meta:row-count="14" meta:non-whitespace-character-count="1747"/>
  </office:meta>
</office:document-meta>
</file>